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ntry.CacheEntry( @ NonNullable String key , @ NonNullable V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nt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ntry.setValue( @ NonNullable V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